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8715695969824311014"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5559455375418017913"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1758651441495764616"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4041822359401153466"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815258004932338012"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5446837978350451765"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1087243125086522586"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5353796410514090545"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6419273" text:continue-list="list1087243125086522586"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65288587905128592"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417659"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413606"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6437282"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6426603"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435284"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4141971107067256663"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8916143274165488996"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852971485928944987"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415925"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942320093087924553"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235487776340649761"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844114844891925170" text:style-name="L15">
        <text:list-item>
          <text:list>
            <text:list-header>
              <text:p text:style-name="P170">1.5 miles averaging about 9:40/mile and rest 1 min</text:p>
            </text:list-header>
          </text:list>
        </text:list-item>
      </text:list>
      <text:p text:style-name="P23">1 mile in 8:26 and rest 2 min</text:p>
      <text:list xml:id="list7111340641278743688"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648547478851468867"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431638"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9180200460031380316"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597193224549153350"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2957224257219704002"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6432761" text:continue-list="list7597193224549153350" text:style-name="L19">
        <text:list-item>
          <text:list>
            <text:list-header>
              <text:p text:style-name="P174">(Pace*HR)=1240</text:p>
            </text:list-header>
          </text:list>
        </text:list-item>
      </text:list>
      <text:list xml:id="list36441132" text:continue-list="list9180200460031380316" text:style-name="L18">
        <text:list-item>
          <text:list>
            <text:list-header>
              <text:p text:style-name="P173">2 miles at 10:46/mile Ave HR= 121 bpm and rest a few minutes</text:p>
            </text:list-header>
          </text:list>
        </text:list-item>
      </text:list>
      <text:list xml:id="list36419501" text:continue-list="list36432761"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6439751"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910586129490621812"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463224021206323510"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2643846250384073580"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6371557680157177285"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57149674154657424"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8859464618294215650"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6435308"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430880"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6304123268830053081"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7454963828517931774"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867810132664520883"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
      <text:p text:style-name="P23"><text:soft-page-break/>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
      <text:p text:style-name="P23"><text:soft-page-break/>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10"/>
      <text:p text:style-name="P10"><text:span text:style-name="T2">During the past week: <text:s/></text:span>20.75 miles</text:p>
      <text:p text:style-name="P10"><text:s/></text:p>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soft-page-break/>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1708664578474422811"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text:soft-page-break/></text:p>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16T16:12:03.24</dc:date>
    <dc:creator>James Lombardi</dc:creator>
    <meta:editing-duration>P19DT16H40M19S</meta:editing-duration>
    <meta:editing-cycles>1546</meta:editing-cycles>
    <meta:generator>OpenOffice/4.1.2$Win32 OpenOffice.org_project/412m3$Build-9782</meta:generator>
    <meta:document-statistic meta:table-count="0" meta:image-count="9" meta:object-count="0" meta:page-count="161" meta:paragraph-count="4602" meta:word-count="50045" meta:character-count="256823"/>
  </office:meta>
</office:document-meta>
</file>